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outline1">
      <style:graphic-properties fo:min-height="11.93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placeholder="true" presentation:user-transformed="true">
          <draw:text-box/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presentation:style-name="pr5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1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3:28:08.969906385</meta:creation-date>
    <meta:editing-duration>P0D</meta:editing-duration>
    <meta:editing-cycles>1</meta:editing-cycles>
    <meta:generator>LibreOffice/7.3.7.2$Linux_X86_64 LibreOffice_project/30$Build-2</meta:generator>
    <dc:title>Progress</dc:title>
    <meta:document-statistic meta:object-count="85"/>
  </office:meta>
</office:document-meta>
</file>